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983dc" officeooo:paragraph-rsid="000983dc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officeooo:rsid="000983dc" officeooo:paragraph-rsid="000983d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a74fb" officeooo:paragraph-rsid="000a74fb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0a74fb" officeooo:paragraph-rsid="000a74f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b6afc" officeooo:paragraph-rsid="000b6af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6pt" fo:font-weight="bold" officeooo:rsid="000983dc" officeooo:paragraph-rsid="000983dc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0983dc" officeooo:paragraph-rsid="000983dc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6pt" fo:font-weight="normal" officeooo:rsid="000983dc" officeooo:paragraph-rsid="000983dc" style:font-size-asian="5.25pt" style:font-weight-asian="normal" style:font-size-complex="6pt" style:font-weight-complex="normal"/>
    </style:style>
    <style:style style:name="P9" style:family="paragraph" style:parent-style-name="Standard">
      <style:text-properties fo:font-size="6pt" fo:font-weight="normal" officeooo:rsid="000a74fb" officeooo:paragraph-rsid="000a74fb" style:font-size-asian="5.25pt" style:font-weight-asian="normal" style:font-size-complex="6pt" style:font-weight-complex="normal"/>
    </style:style>
    <style:style style:name="P10" style:family="paragraph" style:parent-style-name="Standard">
      <style:text-properties fo:font-size="6pt" fo:font-weight="normal" officeooo:rsid="000c9b41" officeooo:paragraph-rsid="000c9b41" style:font-size-asian="5.25pt" style:font-weight-asian="normal" style:font-size-complex="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6pt" fo:language="fr" fo:country="FR" fo:font-weight="normal" officeooo:rsid="0014efb2" officeooo:paragraph-rsid="0014efb2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6pt" fo:language="fr" fo:country="FR" fo:font-weight="normal" officeooo:rsid="00193c49" officeooo:paragraph-rsid="00193c49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6pt" fo:language="fr" fo:country="FR" fo:font-weight="normal" officeooo:rsid="00193c49" officeooo:paragraph-rsid="00193c49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6pt" fo:language="fr" fo:country="FR" fo:font-weight="normal" officeooo:rsid="00175b36" officeooo:paragraph-rsid="00175b36" style:font-size-asian="5.25pt" style:font-weight-asian="normal" style:font-size-complex="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81d3" officeooo:paragraph-rsid="001381d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4efb2" officeooo:paragraph-rsid="0014efb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4efb2" officeooo:paragraph-rsid="0014efb2" style:font-weight-asian="normal" style:font-weight-complex="normal"/>
    </style:style>
    <style:style style:name="P18" style:family="paragraph" style:parent-style-name="Standard">
      <style:text-properties fo:font-size="14pt" fo:font-weight="normal" officeooo:rsid="000983dc" officeooo:paragraph-rsid="000983dc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0b6afc" officeooo:paragraph-rsid="000b6afc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bold" officeooo:rsid="000a74fb" officeooo:paragraph-rsid="000a74fb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0c9b41" officeooo:paragraph-rsid="000c9b41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fr" fo:country="FR" fo:font-weight="normal" officeooo:rsid="0014efb2" officeooo:paragraph-rsid="0014efb2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language="fr" fo:country="FR" fo:font-weight="normal" officeooo:rsid="0014efb2" officeooo:paragraph-rsid="0014efb2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language="fr" fo:country="FR" fo:font-weight="normal" officeooo:rsid="0016f45f" officeooo:paragraph-rsid="0016f45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fr" fo:country="FR" fo:font-weight="normal" officeooo:rsid="0016f45f" officeooo:paragraph-rsid="0016f45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fr" fo:country="FR" fo:font-weight="normal" officeooo:rsid="00175b36" officeooo:paragraph-rsid="00175b36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language="fr" fo:country="FR" fo:font-weight="normal" officeooo:rsid="00175b36" officeooo:paragraph-rsid="00175b3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fr" fo:country="FR" fo:font-weight="normal" officeooo:rsid="00193c49" officeooo:paragraph-rsid="00193c49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language="fr" fo:country="FR" fo:font-weight="normal" officeooo:rsid="00193c49" officeooo:paragraph-rsid="00193c49" style:font-weight-asian="normal" style:font-weight-complex="normal"/>
    </style:style>
    <style:style style:name="P30" style:family="paragraph" style:parent-style-name="Standard">
      <style:text-properties officeooo:paragraph-rsid="00121f6a"/>
    </style:style>
    <style:style style:name="P31" style:family="paragraph" style:parent-style-name="Standard">
      <style:text-properties officeooo:paragraph-rsid="001330ff"/>
    </style:style>
    <style:style style:name="P32" style:family="paragraph" style:parent-style-name="Standard">
      <style:paragraph-properties fo:text-align="center" style:justify-single-word="false"/>
      <style:text-properties officeooo:paragraph-rsid="001330ff"/>
    </style:style>
    <style:style style:name="P33" style:family="paragraph" style:parent-style-name="Standard">
      <style:text-properties officeooo:paragraph-rsid="001ed63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officeooo:rsid="0009c87f"/>
    </style:style>
    <style:style style:name="T5" style:family="text">
      <style:text-properties style:text-position="0% 100%" officeooo:rsid="000b6afc"/>
    </style:style>
    <style:style style:name="T6" style:family="text">
      <style:text-properties style:text-position="0% 100%" officeooo:rsid="0011b7f3"/>
    </style:style>
    <style:style style:name="T7" style:family="text">
      <style:text-properties style:text-position="0% 100%" fo:language="fr" fo:country="FR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0% 100%" fo:language="fr" fo:country="FR" fo:font-style="normal" style:font-style-asian="normal" style:font-style-complex="normal"/>
    </style:style>
    <style:style style:name="T9" style:family="text">
      <style:text-properties style:text-position="0% 100%" fo:language="fr" fo:country="FR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ize="12pt" fo:font-weight="normal" officeooo:rsid="00121f6a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fo:font-style="italic" fo:font-weight="normal" officeooo:rsid="00121f6a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text-position="0% 100%" fo:font-size="12pt" fo:font-style="normal" fo:font-weight="normal" officeooo:rsid="00121f6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fo:font-size="12pt" fo:font-style="normal" fo:font-weight="normal" officeooo:rsid="0009c87f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fo:font-size="12pt" fo:language="fr" fo:country="FR" fo:font-style="normal" fo:font-weight="normal" officeooo:rsid="001d7f87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position="0% 100%" style:font-name="Liberation Serif" fo:language="fr" fo:country="FR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style:font-name="Liberation Serif" fo:language="fr" fo:country="FR" fo:font-style="normal" fo:font-weight="normal" style:font-name-asian="F" style:font-style-asian="normal" style:font-weight-asian="normal" style:font-style-complex="normal" style:font-weight-complex="normal"/>
    </style:style>
    <style:style style:name="T17" style:family="text">
      <style:text-properties style:text-position="0% 100%" style:font-name="Liberation Serif" fo:language="fr" fo:country="FR" fo:font-style="normal" fo:font-weight="normal" officeooo:rsid="00193c49" style:font-name-asian="F" style:font-style-asian="normal" style:font-weight-asian="normal" style:font-style-complex="normal" style:font-weight-complex="normal"/>
    </style:style>
    <style:style style:name="T18" style:family="text">
      <style:text-properties style:text-position="0% 100%" style:font-name="Liberation Serif" fo:language="fr" fo:country="FR" fo:font-style="normal" fo:font-weight="bold" style:font-name-asian="F" style:font-style-asian="normal" style:font-weight-asian="bold" style:font-style-complex="normal" style:font-weight-complex="normal"/>
    </style:style>
    <style:style style:name="T19" style:family="text">
      <style:text-properties style:text-position="0% 100%" style:font-name="Liberation Serif" fo:language="fr" fo:country="FR" fo:font-style="normal" style:font-name-asian="F" style:font-style-asian="normal" style:font-style-complex="normal"/>
    </style:style>
    <style:style style:name="T20" style:family="text">
      <style:text-properties style:text-position="0% 100%" style:font-name="Liberation Serif" fo:language="fr" fo:country="FR" fo:font-style="italic" style:font-name-asian="F" style:font-style-asian="italic" style:font-style-complex="italic"/>
    </style:style>
    <style:style style:name="T21" style:family="text">
      <style:text-properties style:text-position="0% 100%" style:font-name="Liberation Serif" fo:font-style="normal" style:font-name-asian="F" style:font-style-asian="normal" style:font-style-complex="normal"/>
    </style:style>
    <style:style style:name="T22" style:family="text">
      <style:text-properties style:text-position="0% 100%" style:font-name="Liberation Serif" fo:font-style="normal" officeooo:rsid="0016f45f" style:font-name-asian="F" style:font-style-asian="normal" style:font-style-complex="normal"/>
    </style:style>
    <style:style style:name="T23" style:family="text">
      <style:text-properties style:text-position="0% 100%" style:font-name="Liberation Serif" fo:font-style="normal" officeooo:rsid="001bf061" style:font-name-asian="F" style:font-style-asian="normal" style:font-style-complex="normal"/>
    </style:style>
    <style:style style:name="T24" style:family="text">
      <style:text-properties style:text-position="0% 100%" style:font-name="Liberation Serif" fo:font-style="normal" officeooo:rsid="00215a6a" style:font-name-asian="F" style:font-style-asian="normal" style:font-style-complex="normal"/>
    </style:style>
    <style:style style:name="T25" style:family="text">
      <style:text-properties style:text-position="0% 100%" style:font-name="Liberation Serif" fo:font-style="normal" officeooo:rsid="0021a2a7" style:font-name-asian="F" style:font-style-asian="normal" style:font-style-complex="normal"/>
    </style:style>
    <style:style style:name="T26" style:family="text">
      <style:text-properties style:text-position="0% 100%" style:font-name="Liberation Serif" fo:font-style="normal" fo:font-weight="bold" style:font-name-asian="F" style:font-style-asian="normal" style:font-weight-asian="bold" style:font-style-complex="normal" style:font-weight-complex="bold"/>
    </style:style>
    <style:style style:name="T27" style:family="text">
      <style:text-properties style:text-position="0% 100%" style:font-name="Liberation Serif" fo:font-style="normal" fo:font-weight="bold" officeooo:rsid="00215a6a" style:font-name-asian="F" style:font-style-asian="normal" style:font-weight-asian="bold" style:font-style-complex="normal" style:font-weight-complex="bold"/>
    </style:style>
    <style:style style:name="T28" style:family="text">
      <style:text-properties style:text-position="0% 100%" style:font-name="Liberation Serif" fo:font-style="normal" fo:font-weight="bold" officeooo:rsid="0016f45f" style:font-name-asian="F" style:font-style-asian="normal" style:font-weight-asian="bold" style:font-style-complex="normal" style:font-weight-complex="bold"/>
    </style:style>
    <style:style style:name="T29" style:family="text">
      <style:text-properties style:text-position="0% 100%" style:font-name="Liberation Serif" fo:font-style="italic" officeooo:rsid="00215a6a" style:font-name-asian="F" style:font-style-asian="italic" style:font-style-complex="italic"/>
    </style:style>
    <style:style style:name="T30" style:family="text">
      <style:text-properties style:text-position="0% 100%" style:font-name="Liberation Serif" fo:font-style="italic" fo:font-weight="bold" officeooo:rsid="00215a6a" style:font-name-asian="F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èle ondulatoire de la lumière</text:p>
      <text:p text:style-name="P6"/>
      <text:p text:style-name="P6">La lumière, une onde électromagnétique</text:p>
      <text:p text:style-name="P8"/>
      <text:p text:style-name="P2">La matière comporte un grand nombre de charges électriques. </text:p>
      <text:p text:style-name="P2"/>
      <text:p text:style-name="P2">Le champ électromagnétique décrit l’influence de ces charges dans tout l’espace.</text:p>
      <text:p text:style-name="P2"/>
      <text:p text:style-name="P2">Un déplacement vibratoire de ces charges induit une perturbation du champ électromagnétique qui se propage dans tout l’espace sous forme ondulatoire.</text:p>
      <text:p text:style-name="P2"/>
      <text:p text:style-name="P2">Une onde électromagnétique se propage dans le vide à la vitesse de 299 792 458 m<text:span text:style-name="T2">/s .</text:span></text:p>
      <text:p text:style-name="P2"><text:span text:style-name="T2"/></text:p>
      <text:p text:style-name="P2"><text:span text:style-name="T2">On restreint notre étude à celle du champ électrique</text:span><text:span text:style-name="T2"><draw:frame draw:style-name="fr1" draw:name="Object1" text:anchor-type="as-char" svg:y="-0.427cm" svg:width="0.499cm" svg:height="0.51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7"><text:span text:style-name="T2"/></text:p>
      <text:p text:style-name="P6"><text:span text:style-name="T2">Description du champ électrique pour une onde monochromatique</text:span></text:p>
      <text:p text:style-name="P8"><text:span text:style-name="T2"/></text:p>
      <text:p text:style-name="P2"><text:span text:style-name="T2">Dans un milieu isotrope, le champ électrique est toujours perpendiculaire à la direction de propagation de l’onde.</text:span></text:p>
      <text:p text:style-name="P2"><text:span text:style-name="T2"/></text:p>
      <text:p text:style-name="P2"><text:span text:style-name="T2">Front d’onde :</text:span><text:span text:style-name="T3"> </text:span><text:span text:style-name="T2">surface sur laquelle tous le points vibrent en phase (le rayon lumineux de l’optique géométrique représente la direction de propagation de l’onde).</text:span></text:p>
      <text:p text:style-name="P2"><text:span text:style-name="T2"/></text:p>
      <text:p text:style-name="P2"><text:span text:style-name="T4">On restreint l’étude à une direction particulière : localement on a un</text:span><text:span text:style-name="T6">e</text:span><text:span text:style-name="T4"> onde plane (les fronts d’onde sont des plans). <text:s/></text:span><text:span text:style-name="T2"><text:s/></text:span></text:p>
      <text:p text:style-name="P18"><text:span text:style-name="T2"/></text:p>
      <text:p text:style-name="P20"><text:span text:style-name="T2">Période et fréquence de la source lumineuse</text:span></text:p>
      <text:p text:style-name="P9"><text:span text:style-name="T2"/></text:p>
      <text:p text:style-name="P3"><text:span text:style-name="T2">Trois grandeurs sont utilisées pour décrire la périodicité temporelle d’une onde monochromatique :</text:span></text:p>
      <text:p text:style-name="P9"><text:span text:style-name="T2"/></text:p>
      <text:list xml:id="list2360945082" text:style-name="L2">
        <text:list-item>
          <text:p text:style-name="P4"><text:span text:style-name="T2">La </text:span><text:span text:style-name="T3">période</text:span><text:span text:style-name="T2"><draw:frame draw:style-name="fr1" draw:name="Object2" text:anchor-type="as-char" svg:y="-0.377cm" svg:width="0.48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<text:s/>(s’exprime en seconde)</text:span></text:p>
        </text:list-item>
        <text:list-item>
          <text:p text:style-name="P4"><text:span text:style-name="T2">La </text:span><text:span text:style-name="T3">fréquence</text:span><text:span text:style-name="T2"><draw:frame draw:style-name="fr1" draw:name="Object3" text:anchor-type="as-char" svg:y="-0.377cm" svg:width="0.40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<text:s text:c="5"/></text:span><text:span text:style-name="T2"><draw:frame draw:style-name="fr1" draw:name="Object4" text:anchor-type="as-char" svg:y="-0.619cm" svg:width="1.124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s text:c="3"/>(nombre d’oscillations par seconde, s’exprime en Hz)</text:span></text:p>
        </text:list-item>
        <text:list-item>
          <text:p text:style-name="P4"><text:span text:style-name="T2">La </text:span><text:span text:style-name="T3">pulsation</text:span><text:span text:style-name="T2"><draw:frame draw:style-name="fr1" draw:name="Object6" text:anchor-type="as-char" svg:y="-0.217cm" svg:width="0.503cm" svg:height="0.24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 définie par :</text:span><text:span text:style-name="T2"><draw:frame draw:style-name="fr1" draw:name="Object5" text:anchor-type="as-char" svg:y="-0.619cm" svg:width="2.561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<text:s text:c="2"/>(s’exprime en ra</text:span><text:span text:style-name="T5">d</text:span><text:span text:style-name="T2">/s)</text:span></text:p>
        </text:list-item>
      </text:list>
      <text:p text:style-name="P9"><text:span text:style-name="T2"/></text:p>
      <text:p text:style-name="P5"><text:span text:style-name="T2">La fréquence associé à une onde lumineuse est de l’ordre de 10</text:span><text:span text:style-name="T1">14</text:span><text:span text:style-name="T2"> Hz .</text:span></text:p>
      <text:p text:style-name="P19"><text:span text:style-name="T2"/></text:p>
      <text:p text:style-name="P21"><text:span text:style-name="T2">Longueur de l’onde et déphasage</text:span></text:p>
      <text:p text:style-name="P10"><text:span text:style-name="T2"/></text:p>
      <text:p text:style-name="P30"><text:span text:style-name="T10">On considère une onde plane monochromatique se propageant dans la direction </text:span><text:span text:style-name="T11">z</text:span><text:span text:style-name="T12">. </text:span></text:p>
      <text:p text:style-name="P30"><text:span text:style-name="T12"/></text:p>
      <text:p text:style-name="P30"><text:span text:style-name="T12">Le champ électrique est perpendiculaire à la direction de propagation. En général, il possède une composante suivant l’axe </text:span><text:span text:style-name="T11">x</text:span><text:span text:style-name="T12"> et une composante suivant l’axe </text:span><text:span text:style-name="T11">y</text:span><text:span text:style-name="T12">. </text:span></text:p>
      <text:p text:style-name="P30"><text:span text:style-name="T12"/></text:p>
      <text:p text:style-name="P33"><text:span text:style-name="T13">On restreint l’étude </text:span><text:span text:style-name="T8">au cas où </text:span><text:span text:style-name="T14">on</text:span><text:span text:style-name="T8"> n'a que la composante </text:span><text:span text:style-name="T7">x</text:span><text:span text:style-name="T9">.</text:span><text:span text:style-name="T15"> </text:span><text:span text:style-name="T17">Le champ électrique en un point A</text:span><text:span text:style-name="T16"> peut être écrit sous la forme d’une équation appelée </text:span><text:span text:style-name="T18">équation d’onde </text:span><text:span text:style-name="T17">:</text:span></text:p>
      <text:p text:style-name="P31"><text:span text:style-name="T18"/></text:p>
      <text:p text:style-name="P32"><text:span text:style-name="T18"><draw:frame draw:style-name="fr1" draw:name="Object7" text:anchor-type="as-char" svg:y="-0.67cm" svg:width="3.729cm" svg:height="1.10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8">.</text:span></text:p>
      <text:p text:style-name="P32"><text:span text:style-name="T18"/></text:p>
      <text:p text:style-name="P15"><text:soft-page-break/><text:span text:style-name="T19">L’onde se propage avec une vitesse notée</text:span><text:span text:style-name="T19"><draw:frame draw:style-name="fr1" draw:name="Object8" text:anchor-type="as-char" svg:y="-0.377cm" svg:width="0.423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9">. La durée</text:span><text:span text:style-name="T19"><draw:frame draw:style-name="fr1" draw:name="Object9" text:anchor-type="as-char" svg:y="-0.377cm" svg:width="0.676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9">nécessaire à l’onde pour relier deux points A et B distants </text:span><text:span text:style-name="T20">z</text:span><text:span text:style-name="T19"> vaut:</text:span><text:span text:style-name="T19"><draw:frame draw:style-name="fr1" draw:name="Object10" text:anchor-type="as-char" svg:y="-0.619cm" svg:width="1.337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.</text:span></text:p>
      <text:p text:style-name="P15"><text:span text:style-name="T19"/></text:p>
      <text:p text:style-name="P16"><text:span text:style-name="T19">Le champ électrique en B à l’instant</text:span><text:span text:style-name="T19"><draw:frame draw:style-name="fr1" draw:name="Object11" text:anchor-type="as-char" svg:y="-0.377cm" svg:width="0.349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est égal au champ tel qu’il était en A à</text:span><text:span text:style-name="T19"><draw:frame draw:style-name="fr1" draw:name="Object12" text:anchor-type="as-char" svg:y="-0.377cm" svg:width="1.178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9"> :</text:span></text:p>
      <text:p text:style-name="P16"><text:span text:style-name="T19"/></text:p>
      <text:p text:style-name="P17"><text:span text:style-name="T19"><draw:frame draw:style-name="fr1" draw:name="Object13" text:anchor-type="as-char" svg:y="-0.67cm" svg:width="10.825cm" svg:height="1.10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9">.</text:span></text:p>
      <text:p text:style-name="P17"><text:span text:style-name="T19"/></text:p>
      <text:p text:style-name="P22"><text:span text:style-name="T22">On </text:span><text:span text:style-name="T21">définit </text:span><text:span text:style-name="T22">la </text:span><text:span text:style-name="T28">longueur d’onde</text:span><text:span text:style-name="T22">, notée</text:span><text:span text:style-name="T22"><draw:frame draw:style-name="fr1" draw:name="Object14" text:anchor-type="as-char" svg:y="-0.318cm" svg:width="0.462cm" svg:height="0.3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2">, d’une onde monochromatique :</text:span></text:p>
      <text:p text:style-name="P22"><text:span text:style-name="T22"/></text:p>
      <text:p text:style-name="P23"><text:span text:style-name="T22"><draw:frame draw:style-name="fr1" draw:name="Object15" text:anchor-type="as-char" svg:y="-0.377cm" svg:width="1.363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<text:s text:c="4"/>ou encore <text:s text:c="3"/></text:span><text:span text:style-name="T22"><draw:frame draw:style-name="fr1" draw:name="Object16" text:anchor-type="as-char" svg:y="-0.619cm" svg:width="1.124cm" svg:height="0.99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2">. <text:s text:c="3"/></text:span></text:p>
      <text:p text:style-name="P23"><text:span text:style-name="T22"/></text:p>
      <text:p text:style-name="P22"><text:span text:style-name="T22">La longueur d’onde dépend du milieu de propagation :</text:span></text:p>
      <text:p text:style-name="P11"><text:span text:style-name="T22"/></text:p>
      <text:list xml:id="list3744065981" text:style-name="L3">
        <text:list-item>
          <text:p text:style-name="P24"><text:span text:style-name="T21">dans le </text:span><text:span text:style-name="T26">vide </text:span><text:span text:style-name="T21">: </text:span><text:span text:style-name="T21"><draw:frame draw:style-name="fr1" draw:name="Object17" text:anchor-type="as-char" svg:y="-0.619cm" svg:width="1.245cm" svg:height="0.998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list-item>
        <text:list-item>
          <text:p text:style-name="P24"><text:span text:style-name="T21">dans un </text:span><text:span text:style-name="T26">milieu</text:span><text:span text:style-name="T21"> d’indice</text:span><text:span text:style-name="T21"><draw:frame draw:style-name="fr1" draw:name="Object23" text:anchor-type="as-char" svg:y="-0.377cm" svg:width="0.422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1"> : </text:span><text:span text:style-name="T21"><draw:frame draw:style-name="fr1" draw:name="Object18" text:anchor-type="as-char" svg:y="-0.619cm" svg:width="1.124cm" svg:height="0.99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1"><text:s text:c="2"/>avec <text:s/></text:span><text:span text:style-name="T21"><draw:frame draw:style-name="fr1" draw:name="Object19" text:anchor-type="as-char" svg:y="-0.619cm" svg:width="1.083cm" svg:height="0.998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1"><text:s text:c="2"/>soit <text:s/></text:span><text:span text:style-name="T21"><draw:frame draw:style-name="fr1" draw:name="Object20" text:anchor-type="as-char" svg:y="-0.623cm" svg:width="1.295cm" svg:height="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</text:list-item>
      </text:list>
      <text:p text:style-name="P25"><text:span text:style-name="T21"/></text:p>
      <text:p text:style-name="P26"><text:span text:style-name="T21">On a donc</text:span></text:p>
      <text:p text:style-name="P14"><text:span text:style-name="T21"/></text:p>
      <text:p text:style-name="P27"><text:span text:style-name="T21"><draw:frame draw:style-name="fr1" draw:name="Object21" text:anchor-type="as-char" svg:y="-0.674cm" svg:width="8.881cm" svg:height="1.10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1">.</text:span></text:p>
      <text:p text:style-name="P27"><text:span text:style-name="T21"/></text:p>
      <text:p text:style-name="P28"><text:span text:style-name="T21">Le produit</text:span><text:span text:style-name="T21"><draw:frame draw:style-name="fr1" draw:name="Object22" text:anchor-type="as-char" svg:y="-0.377cm" svg:width="1.173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1">est appelé </text:span><text:span text:style-name="T26">chemin optique</text:span><text:span text:style-name="T21">. C</text:span><text:span text:style-name="T23">onnaissant le champ en A, il permet d’en déduire le champ en tout point B le long du faisceau :</text:span></text:p>
      <text:p text:style-name="P12"><text:span text:style-name="T23"/></text:p>
      <text:p text:style-name="P29"><text:span text:style-name="T24">si <text:s text:c="3"/></text:span><text:span text:style-name="T23"><draw:frame draw:style-name="fr1" draw:name="Object24" text:anchor-type="as-char" svg:y="-0.402cm" svg:width="3.336cm" svg:height="0.556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3"><text:s text:c="4"/></text:span><text:span text:style-name="T24">alors <text:s text:c="3"/></text:span><text:span text:style-name="T24"><draw:frame draw:style-name="fr1" draw:name="Object25" text:anchor-type="as-char" svg:y="-0.542cm" svg:width="4.778cm" svg:height="0.96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.</text:span></text:p>
      <text:p text:style-name="P13"><text:span text:style-name="T24"/></text:p>
      <text:p text:style-name="P28"><text:span text:style-name="T21">Le chemin optique </text:span><text:span text:style-name="T24">est connecté à un </text:span><text:span text:style-name="T27">déphasage</text:span><text:span text:style-name="T24"> du champ </text:span><text:span text:style-name="T25">électrique.</text:span></text:p>
      <text:p text:style-name="P30"><text:span text:style-name="T7"/></text:p>
      <text:p text:style-name="P3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8:06:51.950381718</meta:creation-date>
    <dc:date>2020-09-08T19:27:28.491554651</dc:date>
    <meta:editing-duration>PT44M33S</meta:editing-duration>
    <meta:editing-cycles>26</meta:editing-cycles>
    <meta:generator>LibreOffice/6.0.7.3$Linux_X86_64 LibreOffice_project/00m0$Build-3</meta:generator>
    <meta:document-statistic meta:table-count="0" meta:image-count="0" meta:object-count="25" meta:page-count="2" meta:paragraph-count="35" meta:word-count="397" meta:character-count="2382" meta:non-whitespace-character-count="1979"/>
  </office:meta>
</office:document-meta>
</file>

<file path=Object 1/content.xml><?xml version="1.0" encoding="utf-8"?>
<math xmlns="http://www.w3.org/1998/Math/MathML" display="block">
  <semantics>
    <mover accent="true">
      <mi>E</mi>
      <mo stretchy="true">⃗</mo>
    </mover>
    <annotation encoding="StarMath 5.0">widevec {E} </annotation>
  </semantics>
</math>
</file>

<file path=Object 10/content.xml><?xml version="1.0" encoding="utf-8"?>
<math xmlns="http://www.w3.org/1998/Math/MathML" display="block">
  <semantics>
    <mrow>
      <mi mathvariant="normal">Δ</mi>
      <mrow>
        <mi>t</mi>
        <mo stretchy="false">=</mo>
        <mfrac>
          <mi>z</mi>
          <mi>v</mi>
        </mfrac>
      </mrow>
    </mrow>
    <annotation encoding="StarMath 5.0">%DELTA t = z over v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row>
      <mrow>
        <mi>t</mi>
        <mo stretchy="false">−</mo>
        <mi mathvariant="normal">Δ</mi>
      </mrow>
      <mi>t</mi>
    </mrow>
    <annotation encoding="StarMath 5.0">t-%DELTA t</annotation>
  </semantics>
</math>
</file>

<file path=Object 13/content.xml><?xml version="1.0" encoding="utf-8"?>
<math xmlns="http://www.w3.org/1998/Math/MathML" display="block">
  <semantics>
    <mrow>
      <msub>
        <mi>E</mi>
        <mi>B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A</mi>
        </msub>
      </mrow>
      <mrow>
        <mrow>
          <mo fence="true" stretchy="false">(</mo>
          <mrow>
            <mrow>
              <mrow>
                <mi>t</mi>
                <mo stretchy="false">−</mo>
                <mi mathvariant="normal">Δ</mi>
              </mrow>
              <mi>t</mi>
            </mrow>
          </mrow>
          <mo fence="true" stretchy="false">)</mo>
        </mrow>
        <mo stretchy="false">=</mo>
        <msub>
          <mi>E</mi>
          <mi>x</mi>
        </msub>
      </mrow>
      <mi>cos</mi>
      <mrow>
        <mrow>
          <mo fence="true" stretchy="true">(</mo>
          <mrow>
            <mrow>
              <mfrac>
                <mrow>
                  <mn>2</mn>
                  <mi>π</mi>
                </mrow>
                <mi>T</mi>
              </mfrac>
              <mrow>
                <mo fence="true" stretchy="false">(</mo>
                <mrow>
                  <mrow>
                    <mrow>
                      <mi>t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sub>
          <mi>E</mi>
          <mi>x</mi>
        </msub>
      </mrow>
      <mi>cos</mi>
      <mrow>
        <mo fence="true" stretchy="true">(</mo>
        <mrow>
          <mrow>
            <mfrac>
              <mrow>
                <mn>2</mn>
                <mi>π</mi>
              </mrow>
              <mi>T</mi>
            </mfrac>
            <mrow>
              <mi>t</mi>
              <mo stretchy="false">−</mo>
              <mfrac>
                <mrow>
                  <mn>2</mn>
                  <mi>π</mi>
                </mrow>
                <mi>T</mi>
              </mfrac>
            </mrow>
            <mfrac>
              <mi>z</mi>
              <mi>v</mi>
            </mfrac>
          </mrow>
        </mrow>
        <mo fence="true" stretchy="true">)</mo>
      </mrow>
    </mrow>
    <annotation encoding="StarMath 5.0">E_B( t ) = E_A(t-%DELTA t) = E_x cos left ( { 2%pi} over T  (t-%DELTA t) right ) = E_x cos left ( { 2%pi} over T  t-{ 2%pi } over T z over v right )</annotation>
  </semantics>
</math>
</file>

<file path=Object 14/content.xml><?xml version="1.0" encoding="utf-8"?>
<math xmlns="http://www.w3.org/1998/Math/MathML" display="block">
  <semantics>
    <mi>λ</mi>
    <annotation encoding="StarMath 5.0">%lambda</annotation>
  </semantics>
</math>
</file>

<file path=Object 15/content.xml><?xml version="1.0" encoding="utf-8"?>
<math xmlns="http://www.w3.org/1998/Math/MathML" display="block">
  <semantics>
    <mrow>
      <mrow>
        <mi>λ</mi>
        <mo stretchy="false">=</mo>
        <mi>v</mi>
      </mrow>
      <mi>T</mi>
    </mrow>
    <annotation encoding="StarMath 5.0">%lambda = v T</annotation>
  </semantics>
</math>
</file>

<file path=Object 16/content.xml><?xml version="1.0" encoding="utf-8"?>
<math xmlns="http://www.w3.org/1998/Math/MathML" display="block">
  <semantics>
    <mrow>
      <mi>λ</mi>
      <mo stretchy="false">=</mo>
      <mfrac>
        <mi>v</mi>
        <mi>f</mi>
      </mfrac>
    </mrow>
    <annotation encoding="StarMath 5.0">%lambda = v over f</annotation>
  </semantics>
</math>
</file>

<file path=Object 17/content.xml><?xml version="1.0" encoding="utf-8"?>
<math xmlns="http://www.w3.org/1998/Math/MathML" display="block">
  <semantics>
    <mrow>
      <msub>
        <mi>λ</mi>
        <mn>0</mn>
      </msub>
      <mo stretchy="false">=</mo>
      <mfrac>
        <mi>c</mi>
        <mi>f</mi>
      </mfrac>
    </mrow>
    <annotation encoding="StarMath 5.0">%lambda_0 = c over f</annotation>
  </semantics>
</math>
</file>

<file path=Object 18/content.xml><?xml version="1.0" encoding="utf-8"?>
<math xmlns="http://www.w3.org/1998/Math/MathML" display="block">
  <semantics>
    <mrow>
      <mi>λ</mi>
      <mo stretchy="false">=</mo>
      <mfrac>
        <mi>v</mi>
        <mi>f</mi>
      </mfrac>
    </mrow>
    <annotation encoding="StarMath 5.0">%lambda=v over f</annotation>
  </semantics>
</math>
</file>

<file path=Object 19/content.xml><?xml version="1.0" encoding="utf-8"?>
<math xmlns="http://www.w3.org/1998/Math/MathML" display="block">
  <semantics>
    <mrow>
      <mi>v</mi>
      <mo stretchy="false">=</mo>
      <mfrac>
        <mi>c</mi>
        <mi>n</mi>
      </mfrac>
    </mrow>
    <annotation encoding="StarMath 5.0">v = c over n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λ</mi>
      <mo stretchy="false">=</mo>
      <mfrac>
        <msub>
          <mi>λ</mi>
          <mn>0</mn>
        </msub>
        <mi>n</mi>
      </mfrac>
    </mrow>
    <annotation encoding="StarMath 5.0">%lambda = %lambda_0 over n</annotation>
  </semantics>
</math>
</file>

<file path=Object 21/content.xml><?xml version="1.0" encoding="utf-8"?>
<math xmlns="http://www.w3.org/1998/Math/MathML" display="block">
  <semantics>
    <mrow>
      <msub>
        <mi>E</mi>
        <mi>B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x</mi>
        </msub>
      </mrow>
      <mi>cos</mi>
      <mrow>
        <mrow>
          <mo fence="true" stretchy="true">(</mo>
          <mrow>
            <mrow>
              <mfrac>
                <mrow>
                  <mn>2</mn>
                  <mi>π</mi>
                </mrow>
                <mi>T</mi>
              </mfrac>
              <mrow>
                <mi>t</mi>
                <mo stretchy="false">−</mo>
                <mn>2</mn>
              </mrow>
              <mi>π</mi>
              <mfrac>
                <mi>z</mi>
                <mi>λ</mi>
              </mfrac>
            </mrow>
          </mrow>
          <mo fence="true" stretchy="true">)</mo>
        </mrow>
        <mo stretchy="false">=</mo>
        <msub>
          <mi>E</mi>
          <mi>x</mi>
        </msub>
      </mrow>
      <mi>cos</mi>
      <mrow>
        <mo fence="true" stretchy="true">(</mo>
        <mrow>
          <mrow>
            <mfrac>
              <mrow>
                <mn>2</mn>
                <mi>π</mi>
              </mrow>
              <mi>T</mi>
            </mfrac>
            <mrow>
              <mi>t</mi>
              <mo stretchy="false">−</mo>
              <mn>2</mn>
            </mrow>
            <mi>π</mi>
            <mfrac>
              <mi mathvariant="italic">nz</mi>
              <msub>
                <mi>λ</mi>
                <mn>0</mn>
              </msub>
            </mfrac>
          </mrow>
        </mrow>
        <mo fence="true" stretchy="true">)</mo>
      </mrow>
    </mrow>
    <annotation encoding="StarMath 5.0">E_B( t ) =  E_x cos left ( { 2%pi} over T  t- 2%pi  z over %lambda right ) = E_x cos left ( { 2%pi} over T  t- 2%pi  {nz} over %lambda_0 right )</annotation>
  </semantics>
</math>
</file>

<file path=Object 22/content.xml><?xml version="1.0" encoding="utf-8"?>
<math xmlns="http://www.w3.org/1998/Math/MathML" display="block">
  <semantics>
    <mrow>
      <mi>δ</mi>
      <mo stretchy="false">=</mo>
      <mi mathvariant="italic">nz</mi>
    </mrow>
    <annotation encoding="StarMath 5.0">%delta=nz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sub>
        <mi>E</mi>
        <mi>A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x</mi>
        </msub>
      </mrow>
      <mi>cos</mi>
      <mrow>
        <mo fence="true" stretchy="true">(</mo>
        <mrow>
          <mrow>
            <mi>ω</mi>
            <mi>t</mi>
          </mrow>
        </mrow>
        <mo fence="true" stretchy="true">)</mo>
      </mrow>
    </mrow>
    <annotation encoding="StarMath 5.0">E_A( t ) =  E_x cos left ( %omega t right )</annotation>
  </semantics>
</math>
</file>

<file path=Object 25/content.xml><?xml version="1.0" encoding="utf-8"?>
<math xmlns="http://www.w3.org/1998/Math/MathML" display="block">
  <semantics>
    <mrow>
      <msub>
        <mi>E</mi>
        <mi>B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x</mi>
        </msub>
      </mrow>
      <mi>cos</mi>
      <mrow>
        <mo fence="true" stretchy="true">(</mo>
        <mrow>
          <mrow>
            <mi>ω</mi>
            <mrow>
              <mi>t</mi>
              <mo stretchy="false">−</mo>
              <mn>2</mn>
            </mrow>
            <mi>π</mi>
            <mfrac>
              <mi>δ</mi>
              <msub>
                <mi>λ</mi>
                <mn>0</mn>
              </msub>
            </mfrac>
          </mrow>
        </mrow>
        <mo fence="true" stretchy="true">)</mo>
      </mrow>
    </mrow>
    <annotation encoding="StarMath 5.0">E_B( t ) =  E_x cos left ( %omega  t- 2%pi %delta over %lambda_0 right )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=1 over T</annotation>
  </semantics>
</math>
</file>

<file path=Object 5/content.xml><?xml version="1.0" encoding="utf-8"?>
<math xmlns="http://www.w3.org/1998/Math/MathML" display="block">
  <semantics>
    <mrow>
      <mrow>
        <mi>ω</mi>
        <mo stretchy="false">=</mo>
        <mn>2</mn>
      </mrow>
      <mi>π</mi>
      <mrow>
        <mi>f</mi>
        <mo stretchy="false">=</mo>
        <mfrac>
          <mrow>
            <mn>2</mn>
            <mi>π</mi>
          </mrow>
          <mi>T</mi>
        </mfrac>
      </mrow>
    </mrow>
    <annotation encoding="StarMath 5.0">%omega=2%pi f = {2%pi} over T</annotation>
  </semantics>
</math>
</file>

<file path=Object 6/content.xml><?xml version="1.0" encoding="utf-8"?>
<math xmlns="http://www.w3.org/1998/Math/MathML" display="block">
  <semantics>
    <mi>ω</mi>
    <annotation encoding="StarMath 5.0">%omega</annotation>
  </semantics>
</math>
</file>

<file path=Object 7/content.xml><?xml version="1.0" encoding="utf-8"?>
<math xmlns="http://www.w3.org/1998/Math/MathML" display="block">
  <semantics>
    <mrow>
      <msub>
        <mi>E</mi>
        <mi>A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x</mi>
        </msub>
      </mrow>
      <mi>cos</mi>
      <mrow>
        <mo fence="true" stretchy="true">(</mo>
        <mrow>
          <mrow>
            <mfrac>
              <mrow>
                <mn>2</mn>
                <mi>π</mi>
              </mrow>
              <mi>T</mi>
            </mfrac>
            <mi>t</mi>
          </mrow>
        </mrow>
        <mo fence="true" stretchy="true">)</mo>
      </mrow>
    </mrow>
    <annotation encoding="StarMath 5.0">E_A( t ) = E_x cos left ( { 2%pi} over T  t right )  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